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aecf00" draw:fill-gradient-name="Gradient_20_1" draw:fill-hatch-name="Black_20_0_20_Degrees" draw:fill-image-name="Empty" draw:opacity="0%" draw:opacity-name="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marker-end="Arrowheads_20_4" draw:textarea-horizontal-align="center" draw:textarea-vertical-align="middle"/>
    </style:style>
    <style:style style:name="gr4" style:family="graphic" style:parent-style-name="standard">
      <style:graphic-properties draw:fill="solid" draw:fill-color="#ff9966" draw:textarea-horizontal-align="justify" draw:textarea-vertical-align="middle" draw:auto-grow-height="false" draw:shadow="hidden" draw:shadow-offset-x="0.305cm" draw:shadow-offset-y="0.305cm"/>
    </style:style>
    <style:style style:name="gr5" style:family="graphic" style:parent-style-name="standard">
      <style:graphic-properties draw:marker-end="Arrowheads_20_4" draw:textarea-horizontal-align="center" draw:textarea-vertical-align="middl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845cm" svg:height="11.75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904cm" svg:x="7.769cm" svg:y="9.891cm">
          <text:p text:style-name="P2">Contex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cm" svg:height="1.905cm" svg:x="7.775cm" svg:y="4.536cm">
          <text:p text:style-name="P2">Modul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309cm" svg:y1="9.891cm" svg:x2="10.315cm" svg:y2="6.441cm" draw:start-shape="id1" draw:start-glue-point="0" draw:end-shape="id2" draw:end-glue-point="2" svg:d="m10309 9891v-1725h6v-1725">
          <text:p/>
        </draw:connector>
        <draw:custom-shape draw:style-name="gr4" draw:text-style-name="P2" xml:id="id3" draw:id="id3" draw:layer="layout" svg:width="5.08cm" svg:height="1.904cm" svg:x="19.207cm" svg:y="9.893cm">
          <text:p text:style-name="P2">Composab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19.207cm" svg:y1="10.845cm" svg:x2="12.849cm" svg:y2="10.843cm" draw:start-shape="id3" draw:start-glue-point="3" draw:end-shape="id1" draw:end-glue-point="1" svg:d="m19207 10845h-3179v-2h-3179">
          <text:p/>
        </draw:connector>
        <draw:custom-shape draw:style-name="gr2" draw:text-style-name="P2" xml:id="id4" draw:id="id4" draw:layer="layout" svg:width="5.08cm" svg:height="1.905cm" svg:x="13.49cm" svg:y="4.536cm">
          <text:p text:style-name="P2">Component</text:p>
          <text:p text:style-name="P2">[M &lt;: Module]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5.08cm" svg:height="1.905cm" svg:x="7.775cm" svg:y="1.826cm">
          <text:p text:style-name="P2">ModuleT</text:p>
          <text:p text:style-name="P2">[T &lt;: Any]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5.08cm" svg:height="1.905cm" svg:x="19.205cm" svg:y="4.536cm">
          <text:p text:style-name="P2">ComponentWithContext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5.08cm" svg:height="1.905cm" svg:x="24.92cm" svg:y="4.536cm">
          <text:p text:style-name="P2">ComponentContex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1.747cm" svg:y1="9.893cm" svg:x2="16.03cm" svg:y2="6.441cm" draw:start-shape="id3" draw:start-glue-point="0" draw:end-shape="id4" draw:end-glue-point="2" svg:d="m21747 9893v-1726h-5717v-1726">
          <text:p/>
        </draw:connector>
        <draw:connector draw:style-name="gr5" draw:text-style-name="P1" draw:layer="layout" svg:x1="21.747cm" svg:y1="9.893cm" svg:x2="21.745cm" svg:y2="6.441cm" draw:start-shape="id3" draw:start-glue-point="0" draw:end-shape="id5" draw:end-glue-point="2" svg:d="m21747 9893v-1726h-2v-1726">
          <text:p/>
        </draw:connector>
        <draw:connector draw:style-name="gr5" draw:text-style-name="P1" draw:layer="layout" svg:x1="21.747cm" svg:y1="9.893cm" svg:x2="27.46cm" svg:y2="6.441cm" draw:start-shape="id3" draw:start-glue-point="0" draw:end-shape="id6" svg:d="m21747 9893v-1726h5713v-1726">
          <text:p/>
        </draw:connector>
        <draw:connector draw:style-name="gr5" draw:text-style-name="P1" draw:layer="layout" svg:x1="10.315cm" svg:y1="4.536cm" svg:x2="10.315cm" svg:y2="3.731cm" draw:start-shape="id2" draw:start-glue-point="0" draw:end-shape="id7" draw:end-glue-point="2" svg:d="m10315 4536v-805">
          <text:p/>
        </draw:connector>
        <draw:custom-shape draw:style-name="gr4" draw:text-style-name="P2" xml:id="id8" draw:id="id8" draw:layer="layout" svg:width="5.08cm" svg:height="1.904cm" svg:x="1.635cm" svg:y="9.891cm">
          <text:p text:style-name="P2">Childified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175cm" svg:y1="9.891cm" svg:x2="10.315cm" svg:y2="6.441cm" draw:start-shape="id8" draw:start-glue-point="0" draw:end-shape="id2" draw:end-glue-point="2" svg:d="m4175 9891v-1725h6140v-1725">
          <text:p/>
        </draw:connector>
        <draw:custom-shape draw:style-name="gr6" draw:text-style-name="P2" draw:layer="layout" svg:width="5.08cm" svg:height="0.635cm" svg:x="1cm" svg:y="3.54cm">
          <text:p text:style-name="P2">Advance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635cm" svg:x="1cm" svg:y="2.905cm">
          <text:p text:style-name="P2">Standar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0.634cm" svg:x="1cm" svg:y="4.176cm">
          <text:p text:style-name="P2">Internal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715cm" svg:height="1.276cm" svg:x="1.335cm" svg:y="1.335cm">
          <draw:text-box>
            <text:p text:style-name="P3"><text:span text:style-name="T1">Sindi API</text:span></text:p>
          </draw:text-box>
        </draw:frame>
        <draw:frame draw:style-name="gr8" draw:text-style-name="P4" draw:layer="layout" svg:width="7.14cm" svg:height="0.725cm" svg:x="23.705cm" svg:y="1cm">
          <draw:text-box>
            <text:p text:style-name="P4"><text:span text:style-name="T2">http://aloiscochard.github.com/sindi</text:span></text:p>
          </draw:text-box>
        </draw:frame>
        <draw:custom-shape draw:style-name="gr6" draw:text-style-name="P2" draw:layer="layout" svg:width="5.08cm" svg:height="1.905cm" svg:x="24.926cm" svg:y="9.893cm">
          <text:p text:style-name="P2">Provider</text:p>
          <text:p text:style-name="P2">[T &lt;: AnyRef]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Arrowheads_20_4" draw:display-name="Arrowheads 4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01T13:04:02</meta:creation-date>
    <dc:date>2011-09-01T15:06:21</dc:date>
    <meta:editing-duration>PT1H16M22S</meta:editing-duration>
    <meta:editing-cycles>21</meta:editing-cycles>
    <meta:generator>LibreOffice/3.3$Unix LibreOffice_project/330m19$Build-202</meta:generator>
    <meta:document-statistic meta:object-count="22"/>
  </office:meta>
</office:document-meta>
</file>